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3335in" fo:text-align="start" style:justify-single-word="false" style:text-autospace="none"/>
      <style:text-properties style:use-window-font-color="true" style:font-name="TrebuchetMS" fo:font-size="22pt" fo:font-weight="bold" style:font-name-asian="TrebuchetMS" style:font-size-asian="22pt" style:font-weight-asian="bold" style:font-name-complex="TrebuchetMS" style:font-size-complex="22pt" style:font-weight-complex="bold"/>
    </style:style>
    <style:style style:name="P2" style:family="paragraph" style:parent-style-name="Standard" style:list-style-name="">
      <style:paragraph-properties style:line-height-at-least="0.222in" fo:text-align="start" style:justify-single-word="false" style:text-autospace="none"/>
      <style:text-properties style:use-window-font-color="true" style:font-name="TrebuchetMS" fo:font-size="18pt" fo:font-weight="bold" style:font-name-asian="TrebuchetMS" style:font-size-asian="18pt" style:font-weight-asian="bold" style:font-name-complex="TrebuchetMS" style:font-size-complex="18pt" style:font-weight-complex="bold"/>
    </style:style>
    <style:style style:name="P3" style:family="paragraph" style:parent-style-name="Standard" style:list-style-name="">
      <style:paragraph-properties style:line-height-at-least="0.2083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5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6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7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8" style:family="paragraph" style:parent-style-name="Standard" style:list-style-name="">
      <style:paragraph-properties style:line-height-at-least="0.222in" fo:text-align="start" style:justify-single-word="false" style:text-autospace="none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P11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</style:style>
    <style:style style:name="P12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</style:style>
    <style:style style:name="P13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1" style:family="text">
      <style:text-properties fo:color="#2f2f2f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" style:family="text">
      <style:text-properties fo:color="#2f2f2f" style:font-name="ArialMT" fo:font-weight="normal" style:font-name-asian="ArialMT" style:font-weight-asian="normal" style:font-name-complex="ArialMT" style:font-weight-complex="normal"/>
    </style:style>
    <style:style style:name="T3" style:family="text">
      <style:text-properties fo:color="#2f2f2f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4" style:family="text">
      <style:text-properties fo:color="#2f2f2f" style:font-name="TrebuchetMS" fo:font-size="13pt" fo:font-weight="bold" style:font-name-asian="TrebuchetMS" style:font-size-asian="13pt" style:font-weight-asian="bold" style:font-name-complex="TrebuchetMS" style:font-size-complex="13pt" style:font-weight-complex="bold"/>
    </style:style>
    <style:style style:name="T5" style:family="text">
      <style:text-properties fo:color="#2f2f2f" style:font-name="TrebuchetMS" fo:font-weight="bold" style:font-name-asian="TrebuchetMS" style:font-weight-asian="bold" style:font-name-complex="TrebuchetMS" style:font-weight-complex="bold"/>
    </style:style>
    <style:style style:name="T6" style:family="text">
      <style:text-properties fo:color="#2f2f2f" style:font-name="TrebuchetMS" fo:font-size="18pt" fo:font-weight="bold" style:font-name-asian="TrebuchetMS" style:font-size-asian="18pt" style:font-weight-asian="bold" style:font-name-complex="TrebuchetMS" style:font-size-complex="18pt" style:font-weight-complex="bold"/>
    </style:style>
    <style:style style:name="T7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8" style:family="text">
      <style:text-properties style:use-window-font-color="true" style:font-name="ArialMT" fo:font-weight="normal" style:font-name-asian="ArialMT" style:font-weight-asian="normal" style:font-name-complex="ArialMT" style:font-weight-complex="normal"/>
    </style:style>
    <style:style style:name="T9" style:family="text"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10" style:family="text">
      <style:text-properties style:use-window-font-color="true" style:font-name="TrebuchetMS" fo:font-size="13pt" fo:font-weight="bold" style:font-name-asian="TrebuchetMS" style:font-size-asian="13pt" style:font-weight-asian="bold" style:font-name-complex="TrebuchetMS" style:font-size-complex="13pt" style:font-weight-complex="bold"/>
    </style:style>
    <style:style style:name="T11" style:family="text">
      <style:text-properties style:use-window-font-color="true" style:font-name="TrebuchetMS" fo:font-weight="bold" style:font-name-asian="TrebuchetMS" style:font-weight-asian="bold" style:font-name-complex="TrebuchetMS" style:font-weight-complex="bold"/>
    </style:style>
    <style:style style:name="T12" style:family="text">
      <style:text-properties style:use-window-font-color="true" style:font-name="TrebuchetMS" fo:font-size="18pt" fo:font-weight="bold" style:font-name-asian="TrebuchetMS" style:font-size-asian="18pt" style:font-weight-asian="bold" style:font-name-complex="TrebuchetMS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ve Bean Salad with Champagne Vinaigrette</text:p>
      <text:p text:style-name="P7">Serves:</text:p>
      <text:p text:style-name="P4">6 to 8 servings</text:p>
      <text:p text:style-name="P3"/>
      <text:p text:style-name="P2">Ingredients</text:p>
      <text:p text:style-name="P13">Water, as needed</text:p>
      <text:p text:style-name="P12"><text:a xlink:type="simple" xlink:href="http://www.foodterms.com/encyclopedia/salt/index.html"><text:span text:style-name="T3">Kosher salt</text:span></text:a></text:p>
      <text:p text:style-name="P13">3/4 pound green beans, trimmed and halved</text:p>
      <text:p text:style-name="P13">3/4 pound yellow wax beans, trimmed and halved</text:p>
      <text:p text:style-name="P12"><text:span text:style-name="T9">1 (14-ounce) can dark red </text:span><text:a xlink:type="simple" xlink:href="http://www.foodterms.com/encyclopedia/kidney/index.html"><text:span text:style-name="T3">kidney</text:span></text:a><text:span text:style-name="T9"> beans, drained and rinsed</text:span></text:p>
      <text:p text:style-name="P13">1 (14-ounce) can black-eyed peas, drained and rinsed</text:p>
      <text:p text:style-name="P13">1 (14-ounce) can garbanzo beans, drained and rinsed</text:p>
      <text:p text:style-name="P13">1 bunch scallions, thinly sliced</text:p>
      <text:p text:style-name="P13">1 bell pepper, diced</text:p>
      <text:p text:style-name="P13">2 tablespoons chopped fresh Italian parsley leaves</text:p>
      <text:p text:style-name="P12"><text:span text:style-name="T9">2 tablespoons chopped fresh marjoram or </text:span><text:a xlink:type="simple" xlink:href="http://www.foodterms.com/encyclopedia/oregano/index.html"><text:span text:style-name="T3">oregano</text:span></text:a><text:span text:style-name="T9"> leaves, optional</text:span></text:p>
      <text:p text:style-name="P12"><text:span text:style-name="T9">Champagne </text:span><text:a xlink:type="simple" xlink:href="http://www.foodterms.com/encyclopedia/vinaigrette/index.html"><text:span text:style-name="T3">Vinaigrette</text:span></text:a><text:span text:style-name="T9">, recipe follows</text:span></text:p>
      <text:p text:style-name="P13">Freshly cracked black pepper</text:p>
      <text:p text:style-name="P2">Directions</text:p>
      <text:p text:style-name="P11"><text:span text:style-name="T9">Bring a large pot of water to a boil over medium heat. Sprinkle with a generous pinch of salt and add in the fresh green beans. Cook until the beans are just tender, about 8 minutes. Drain and shock the beans in ice water to halt the cooking process. </text:span><text:a xlink:type="simple" xlink:href="http://www.foodterms.com/encyclopedia/strain/index.html"><text:span text:style-name="T3">Strain</text:span></text:a><text:span text:style-name="T9"> the beans once more and set them aside.</text:span></text:p>
      <text:p text:style-name="P10"/>
      <text:p text:style-name="P11"><text:span text:style-name="T9">Put the fresh and canned beans, scallions, bell pepper, Italian parsley, </text:span><text:a xlink:type="simple" xlink:href="http://www.foodterms.com/encyclopedia/marjoram/index.html"><text:span text:style-name="T3">marjoram</text:span></text:a><text:span text:style-name="T9">, if using, and Champagne Vinaigrette into a large serving bowl, and toss everything together to combine. Season the salad, to taste, with salt and black pepper. Serve and enjoy.</text:span></text:p>
      <text:p text:style-name="P11"><text:span text:style-name="T9"/></text:p>
      <text:p text:style-name="P8"><text:soft-page-break/><text:a xlink:type="simple" xlink:href="http://www.foodterms.com/encyclopedia/champagne/index.html"><text:span text:style-name="T6">Champagne</text:span></text:a><text:span text:style-name="T12"> Vinaigrette:</text:span></text:p>
      <text:p text:style-name="P12"><text:span text:style-name="T9">1 </text:span><text:a xlink:type="simple" xlink:href="http://www.foodterms.com/encyclopedia/clove/index.html"><text:span text:style-name="T3">clove</text:span></text:a><text:span text:style-name="T9"> garlic, minced</text:span></text:p>
      <text:p text:style-name="P12"><text:span text:style-name="T9">2 tablespoons </text:span><text:a xlink:type="simple" xlink:href="http://www.foodterms.com/encyclopedia/dijon-mustard/index.html"><text:span text:style-name="T3">Dijon mustard</text:span></text:a></text:p>
      <text:p text:style-name="P12"><text:span text:style-name="T9">1/4 cup champagne </text:span><text:a xlink:type="simple" xlink:href="http://www.foodterms.com/encyclopedia/vinegar/index.html"><text:span text:style-name="T3">vinegar</text:span></text:a></text:p>
      <text:p text:style-name="P13">2 tablespoons fresh lemon juice</text:p>
      <text:p text:style-name="P12"><text:span text:style-name="T9">2 tablespoons </text:span><text:a xlink:type="simple" xlink:href="http://www.foodterms.com/encyclopedia/honey/index.html"><text:span text:style-name="T3">honey</text:span></text:a></text:p>
      <text:p text:style-name="P13">2 to 3 dashes hot sauce</text:p>
      <text:p text:style-name="P13">1/2 teaspoon salt</text:p>
      <text:p text:style-name="P13">1/2 teaspoon freshly cracked black pepper</text:p>
      <text:p text:style-name="P13">1/2 cup extra-virgin olive oil</text:p>
      <text:p text:style-name="P11"><text:span text:style-name="T9">Mix together the </text:span><text:a xlink:type="simple" xlink:href="http://www.foodterms.com/encyclopedia/garlic/index.html"><text:span text:style-name="T3">garlic</text:span></text:a><text:span text:style-name="T9">, mustard, vinegar, </text:span><text:a xlink:type="simple" xlink:href="http://www.foodterms.com/encyclopedia/lemon/index.html"><text:span text:style-name="T3">lemon</text:span></text:a><text:span text:style-name="T9"> juice, honey, hot sauce, salt and black pepper in a large bowl. Whisk in the olive oil in a slow continuous stream until the </text:span><text:a xlink:type="simple" xlink:href="http://www.foodterms.com/encyclopedia/dressing/index.html"><text:span text:style-name="T3">dressing</text:span></text:a><text:span text:style-name="T9"> has emulsified. Alternatively, you can add the ingredients to </text:span><text:a xlink:type="simple" xlink:href="http://www.foodterms.com/encyclopedia/food-processor/index.html"><text:span text:style-name="T3">food processor</text:span></text:a><text:span text:style-name="T9"> or </text:span><text:a xlink:type="simple" xlink:href="http://www.foodterms.com/encyclopedia/blender/index.html"><text:span text:style-name="T3">blender</text:span></text:a><text:span text:style-name="T9"> and puree until smooth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09T14:06:22</meta:creation-date>
    <meta:document-statistic meta:table-count="0" meta:image-count="0" meta:object-count="0" meta:page-count="2" meta:paragraph-count="31" meta:word-count="282" meta:character-count="1698"/>
    <dc:date>2011-08-09T14:08:17</dc:date>
    <dc:creator>Robert Houk</dc:creator>
    <meta:editing-duration>PT00H01M55S</meta:editing-duration>
    <meta:editing-cycles>1</meta:editing-cycles>
    <meta:generator>OpenOffice.org/3.2$Unix OpenOffice.org_project/320m18$Build-9502</meta:generator>
  </office:meta>
</office:document-meta>
</file>